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1-01T00:00:00" table:style-name="ce5">
            <text:p>2022/11/1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40071" table:style-name="ce6">
            <text:p>40,071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6913" table:style-name="ce6">
            <text:p>16,913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30160" table:style-name="ce6">
            <text:p>30,160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33346" table:style-name="ce6">
            <text:p>33,346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97987" table:style-name="ce6">
            <text:p>97,987<text:s/></text:p>
          </table:table-cell>
          <table:table-cell office:value-type="float" office:value="35362" table:style-name="ce6">
            <text:p>35,362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34792" table:style-name="ce6">
            <text:p>34,792<text:s/></text:p>
          </table:table-cell>
          <table:table-cell office:value-type="float" office:value="36313" table:style-name="ce6">
            <text:p>36,313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46251" table:style-name="ce6">
            <text:p>46,251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55098" table:style-name="ce6">
            <text:p>55,098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23724" table:style-name="ce6">
            <text:p>23,724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36196" table:style-name="ce6">
            <text:p>36,196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23545" table:style-name="ce6">
            <text:p>23,545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5282" table:style-name="ce6">
            <text:p>5,282<text:s/></text:p>
          </table:table-cell>
          <table:table-cell table:number-columns-repeated="16264"/>
        </table:table-row>
        <table:table-row table:style-name="ro2">
          <table:table-cell office:value-type="date" office:date-value="2022-11-02T00:00:00" table:style-name="ce5">
            <text:p>2022/11/2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40111" table:style-name="ce6">
            <text:p>40,111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33474" table:style-name="ce6">
            <text:p>33,474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8954" table:style-name="ce6">
            <text:p>18,954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00587" table:style-name="ce6">
            <text:p>100,587<text:s/></text:p>
          </table:table-cell>
          <table:table-cell office:value-type="float" office:value="36735" table:style-name="ce6">
            <text:p>36,735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29458" table:style-name="ce6">
            <text:p>29,458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27419" table:style-name="ce6">
            <text:p>27,41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35082" table:style-name="ce6">
            <text:p>35,082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48514" table:style-name="ce6">
            <text:p>48,514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57402" table:style-name="ce6">
            <text:p>57,402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6031" table:style-name="ce6">
            <text:p>36,031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984" table:style-name="ce6">
            <text:p>4,984<text:s/></text:p>
          </table:table-cell>
          <table:table-cell table:number-columns-repeated="16264"/>
        </table:table-row>
        <table:table-row table:style-name="ro2">
          <table:table-cell office:value-type="date" office:date-value="2022-11-03T00:00:00" table:style-name="ce5">
            <text:p>2022/11/3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39857" table:style-name="ce6">
            <text:p>39,857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25238" table:style-name="ce6">
            <text:p>25,238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18980" table:style-name="ce6">
            <text:p>18,980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05880" table:style-name="ce6">
            <text:p>105,880<text:s/></text:p>
          </table:table-cell>
          <table:table-cell office:value-type="float" office:value="38224" table:style-name="ce6">
            <text:p>38,224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28601" table:style-name="ce6">
            <text:p>28,601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35272" table:style-name="ce6">
            <text:p>35,272<text:s/></text:p>
          </table:table-cell>
          <table:table-cell office:value-type="float" office:value="35960" table:style-name="ce6">
            <text:p>35,96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49064" table:style-name="ce6">
            <text:p>49,064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30170" table:style-name="ce6">
            <text:p>30,170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18325" table:style-name="ce6">
            <text:p>18,325<text:s/></text:p>
          </table:table-cell>
          <table:table-cell office:value-type="float" office:value="56412" table:style-name="ce6">
            <text:p>56,412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36558" table:style-name="ce6">
            <text:p>36,558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968" table:style-name="ce6">
            <text:p>4,968<text:s/></text:p>
          </table:table-cell>
          <table:table-cell table:number-columns-repeated="16264"/>
        </table:table-row>
        <table:table-row table:style-name="ro2">
          <table:table-cell office:value-type="date" office:date-value="2022-11-04T00:00:00" table:style-name="ce5">
            <text:p>2022/11/4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44432" table:style-name="ce6">
            <text:p>44,432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7351" table:style-name="ce6">
            <text:p>27,351<text:s/></text:p>
          </table:table-cell>
          <table:table-cell office:value-type="float" office:value="15892" table:style-name="ce6">
            <text:p>15,892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34124" table:style-name="ce6">
            <text:p>34,124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40922" table:style-name="ce6">
            <text:p>140,922<text:s/></text:p>
          </table:table-cell>
          <table:table-cell office:value-type="float" office:value="45970" table:style-name="ce6">
            <text:p>45,970<text:s/></text:p>
          </table:table-cell>
          <table:table-cell office:value-type="float" office:value="20636" table:style-name="ce6">
            <text:p>20,636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40724" table:style-name="ce6">
            <text:p>40,724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59840" table:style-name="ce6">
            <text:p>59,840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33516" table:style-name="ce6">
            <text:p>33,516<text:s/></text:p>
          </table:table-cell>
          <table:table-cell office:value-type="float" office:value="34624" table:style-name="ce6">
            <text:p>34,624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66076" table:style-name="ce6">
            <text:p>66,076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20125" table:style-name="ce6">
            <text:p>20,12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4316" table:style-name="ce6">
            <text:p>24,316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5285" table:style-name="ce6">
            <text:p>5,285<text:s/></text:p>
          </table:table-cell>
          <table:table-cell table:number-columns-repeated="16264"/>
        </table:table-row>
        <table:table-row table:style-name="ro2">
          <table:table-cell office:value-type="date" office:date-value="2022-11-05T00:00:00" table:style-name="ce5">
            <text:p>2022/11/5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41220" table:style-name="ce6">
            <text:p>41,220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24725" table:style-name="ce6">
            <text:p>24,725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25511" table:style-name="ce6">
            <text:p>125,511<text:s/></text:p>
          </table:table-cell>
          <table:table-cell office:value-type="float" office:value="47826" table:style-name="ce6">
            <text:p>47,826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20327" table:style-name="ce6">
            <text:p>20,32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35303" table:style-name="ce6">
            <text:p>35,303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64712" table:style-name="ce6">
            <text:p>64,712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30652" table:style-name="ce6">
            <text:p>30,652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54468" table:style-name="ce6">
            <text:p>54,468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376" table:style-name="ce6">
            <text:p>3,376<text:s/></text:p>
          </table:table-cell>
          <table:table-cell table:number-columns-repeated="16264"/>
        </table:table-row>
        <table:table-row table:style-name="ro2">
          <table:table-cell office:value-type="date" office:date-value="2022-11-06T00:00:00" table:style-name="ce5">
            <text:p>2022/11/6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31638" table:style-name="ce6">
            <text:p>31,638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0720" table:style-name="ce6">
            <text:p>110,720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29801" table:style-name="ce6">
            <text:p>29,801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52636" table:style-name="ce6">
            <text:p>52,636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43422" table:style-name="ce6">
            <text:p>43,42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1114" table:style-name="ce6">
            <text:p>21,114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938" table:style-name="ce6">
            <text:p>2,938<text:s/></text:p>
          </table:table-cell>
          <table:table-cell table:number-columns-repeated="16264"/>
        </table:table-row>
        <table:table-row table:style-name="ro2">
          <table:table-cell office:value-type="date" office:date-value="2022-11-07T00:00:00" table:style-name="ce5">
            <text:p>2022/11/7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3732" table:style-name="ce6">
            <text:p>33,73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20958" table:style-name="ce6">
            <text:p>20,958<text:s/></text:p>
          </table:table-cell>
          <table:table-cell office:value-type="float" office:value="102470" table:style-name="ce6">
            <text:p>102,470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1666" table:style-name="ce6">
            <text:p>21,666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34547" table:style-name="ce6">
            <text:p>34,547<text:s/></text:p>
          </table:table-cell>
          <table:table-cell office:value-type="float" office:value="35449" table:style-name="ce6">
            <text:p>35,449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47322" table:style-name="ce6">
            <text:p>47,322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4015" table:style-name="ce6">
            <text:p>54,015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17587" table:style-name="ce6">
            <text:p>17,587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34302" table:style-name="ce6">
            <text:p>34,302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5052" table:style-name="ce6">
            <text:p>5,052<text:s/></text:p>
          </table:table-cell>
          <table:table-cell table:number-columns-repeated="16264"/>
        </table:table-row>
        <table:table-row table:style-name="ro2">
          <table:table-cell office:value-type="date" office:date-value="2022-11-08T00:00:00" table:style-name="ce5">
            <text:p>2022/11/8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40126" table:style-name="ce6">
            <text:p>40,126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14965" table:style-name="ce6">
            <text:p>14,965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3157" table:style-name="ce6">
            <text:p>33,157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103893" table:style-name="ce6">
            <text:p>103,893<text:s/></text:p>
          </table:table-cell>
          <table:table-cell office:value-type="float" office:value="36781" table:style-name="ce6">
            <text:p>36,781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23958" table:style-name="ce6">
            <text:p>23,958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20717" table:style-name="ce6">
            <text:p>20,717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8281" table:style-name="ce6">
            <text:p>18,281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35791" table:style-name="ce6">
            <text:p>35,791<text:s/></text:p>
          </table:table-cell>
          <table:table-cell office:value-type="float" office:value="35887" table:style-name="ce6">
            <text:p>35,887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48301" table:style-name="ce6">
            <text:p>48,301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8576" table:style-name="ce6">
            <text:p>28,576<text:s/></text:p>
          </table:table-cell>
          <table:table-cell office:value-type="float" office:value="29011" table:style-name="ce6">
            <text:p>29,011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55024" table:style-name="ce6">
            <text:p>55,024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6221" table:style-name="ce6">
            <text:p>36,221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6704" table:style-name="ce6">
            <text:p>26,704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052" table:style-name="ce6">
            <text:p>5,052<text:s/></text:p>
          </table:table-cell>
          <table:table-cell table:number-columns-repeated="16264"/>
        </table:table-row>
        <table:table-row table:style-name="ro2">
          <table:table-cell office:value-type="date" office:date-value="2022-11-09T00:00:00" table:style-name="ce5">
            <text:p>2022/11/9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40308" table:style-name="ce6">
            <text:p>40,308<text:s/></text:p>
          </table:table-cell>
          <table:table-cell office:value-type="float" office:value="38860" table:style-name="ce6">
            <text:p>38,860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33545" table:style-name="ce6">
            <text:p>33,545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4026" table:style-name="ce6">
            <text:p>24,026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07053" table:style-name="ce6">
            <text:p>107,053<text:s/></text:p>
          </table:table-cell>
          <table:table-cell office:value-type="float" office:value="39374" table:style-name="ce6">
            <text:p>39,374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29697" table:style-name="ce6">
            <text:p>29,697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29945" table:style-name="ce6">
            <text:p>29,945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37163" table:style-name="ce6">
            <text:p>37,163<text:s/></text:p>
          </table:table-cell>
          <table:table-cell office:value-type="float" office:value="36405" table:style-name="ce6">
            <text:p>36,405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50263" table:style-name="ce6">
            <text:p>50,263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9922" table:style-name="ce6">
            <text:p>29,922<text:s/></text:p>
          </table:table-cell>
          <table:table-cell office:value-type="float" office:value="29867" table:style-name="ce6">
            <text:p>29,867<text:s/></text:p>
          </table:table-cell>
          <table:table-cell office:value-type="float" office:value="18713" table:style-name="ce6">
            <text:p>18,713<text:s/></text:p>
          </table:table-cell>
          <table:table-cell office:value-type="float" office:value="56473" table:style-name="ce6">
            <text:p>56,473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6169" table:style-name="ce6">
            <text:p>36,169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21794" table:style-name="ce6">
            <text:p>21,794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5240" table:style-name="ce6">
            <text:p>5,240<text:s/></text:p>
          </table:table-cell>
          <table:table-cell table:number-columns-repeated="16264"/>
        </table:table-row>
        <table:table-row table:style-name="ro2">
          <table:table-cell office:value-type="date" office:date-value="2022-11-10T00:00:00" table:style-name="ce5">
            <text:p>2022/11/10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40397" table:style-name="ce6">
            <text:p>40,397<text:s/></text:p>
          </table:table-cell>
          <table:table-cell office:value-type="float" office:value="57291" table:style-name="ce6">
            <text:p>57,291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17277" table:style-name="ce6">
            <text:p>17,27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0509" table:style-name="ce6">
            <text:p>30,509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33326" table:style-name="ce6">
            <text:p>33,326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12624" table:style-name="ce6">
            <text:p>112,624<text:s/></text:p>
          </table:table-cell>
          <table:table-cell office:value-type="float" office:value="40247" table:style-name="ce6">
            <text:p>40,247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1740" table:style-name="ce6">
            <text:p>21,740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29927" table:style-name="ce6">
            <text:p>29,927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37887" table:style-name="ce6">
            <text:p>37,887<text:s/></text:p>
          </table:table-cell>
          <table:table-cell office:value-type="float" office:value="36721" table:style-name="ce6">
            <text:p>36,721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51126" table:style-name="ce6">
            <text:p>51,126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31315" table:style-name="ce6">
            <text:p>31,315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58026" table:style-name="ce6">
            <text:p>58,026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26846" table:style-name="ce6">
            <text:p>26,846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6163" table:style-name="ce6">
            <text:p>36,163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5166" table:style-name="ce6">
            <text:p>5,166<text:s/></text:p>
          </table:table-cell>
          <table:table-cell table:number-columns-repeated="16264"/>
        </table:table-row>
        <table:table-row table:style-name="ro2">
          <table:table-cell office:value-type="date" office:date-value="2022-11-11T00:00:00" table:style-name="ce5">
            <text:p>2022/11/11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42648" table:style-name="ce6">
            <text:p>42,648<text:s/></text:p>
          </table:table-cell>
          <table:table-cell office:value-type="float" office:value="59067" table:style-name="ce6">
            <text:p>59,067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34197" table:style-name="ce6">
            <text:p>34,19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8144" table:style-name="ce6">
            <text:p>28,144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31000" table:style-name="ce6">
            <text:p>31,000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53047" table:style-name="ce6">
            <text:p>153,047<text:s/></text:p>
          </table:table-cell>
          <table:table-cell office:value-type="float" office:value="49432" table:style-name="ce6">
            <text:p>49,432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29698" table:style-name="ce6">
            <text:p>29,698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32798" table:style-name="ce6">
            <text:p>32,798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48704" table:style-name="ce6">
            <text:p>48,704<text:s/></text:p>
          </table:table-cell>
          <table:table-cell office:value-type="float" office:value="38408" table:style-name="ce6">
            <text:p>38,408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64048" table:style-name="ce6">
            <text:p>64,048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33656" table:style-name="ce6">
            <text:p>33,656<text:s/></text:p>
          </table:table-cell>
          <table:table-cell office:value-type="float" office:value="36320" table:style-name="ce6">
            <text:p>36,320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68485" table:style-name="ce6">
            <text:p>68,485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1171" table:style-name="ce6">
            <text:p>31,171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37969" table:style-name="ce6">
            <text:p>37,969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28078" table:style-name="ce6">
            <text:p>28,078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5540" table:style-name="ce6">
            <text:p>5,540<text:s/></text:p>
          </table:table-cell>
          <table:table-cell table:number-columns-repeated="16264"/>
        </table:table-row>
        <table:table-row table:style-name="ro2">
          <table:table-cell office:value-type="date" office:date-value="2022-11-12T00:00:00" table:style-name="ce5">
            <text:p>2022/11/12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59192" table:style-name="ce6">
            <text:p>59,192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4638" table:style-name="ce6">
            <text:p>24,638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46044" table:style-name="ce6">
            <text:p>146,044<text:s/></text:p>
          </table:table-cell>
          <table:table-cell office:value-type="float" office:value="52103" table:style-name="ce6">
            <text:p>52,103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29445" table:style-name="ce6">
            <text:p>29,445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37466" table:style-name="ce6">
            <text:p>37,46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55371" table:style-name="ce6">
            <text:p>55,371<text:s/></text:p>
          </table:table-cell>
          <table:table-cell office:value-type="float" office:value="29633" table:style-name="ce6">
            <text:p>29,633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73946" table:style-name="ce6">
            <text:p>73,946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33430" table:style-name="ce6">
            <text:p>33,430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60463" table:style-name="ce6">
            <text:p>60,463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783" table:style-name="ce6">
            <text:p>3,783<text:s/></text:p>
          </table:table-cell>
          <table:table-cell table:number-columns-repeated="16264"/>
        </table:table-row>
        <table:table-row table:style-name="ro2">
          <table:table-cell office:value-type="date" office:date-value="2022-11-13T00:00:00" table:style-name="ce5">
            <text:p>2022/11/13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42614" table:style-name="ce6">
            <text:p>42,614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27454" table:style-name="ce6">
            <text:p>127,454<text:s/></text:p>
          </table:table-cell>
          <table:table-cell office:value-type="float" office:value="39115" table:style-name="ce6">
            <text:p>39,11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41533" table:style-name="ce6">
            <text:p>41,533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55805" table:style-name="ce6">
            <text:p>55,805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43077" table:style-name="ce6">
            <text:p>43,07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645" table:style-name="ce6">
            <text:p>3,645<text:s/></text:p>
          </table:table-cell>
          <table:table-cell table:number-columns-repeated="16264"/>
        </table:table-row>
        <table:table-row table:style-name="ro2">
          <table:table-cell office:value-type="date" office:date-value="2022-11-14T00:00:00" table:style-name="ce5">
            <text:p>2022/11/14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37776" table:style-name="ce6">
            <text:p>37,776<text:s/></text:p>
          </table:table-cell>
          <table:table-cell office:value-type="float" office:value="46280" table:style-name="ce6">
            <text:p>46,280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25060" table:style-name="ce6">
            <text:p>25,06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21625" table:style-name="ce6">
            <text:p>21,625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2138" table:style-name="ce6">
            <text:p>32,138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07720" table:style-name="ce6">
            <text:p>107,720<text:s/></text:p>
          </table:table-cell>
          <table:table-cell office:value-type="float" office:value="35859" table:style-name="ce6">
            <text:p>35,859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38415" table:style-name="ce6">
            <text:p>38,415<text:s/></text:p>
          </table:table-cell>
          <table:table-cell office:value-type="float" office:value="35553" table:style-name="ce6">
            <text:p>35,553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49281" table:style-name="ce6">
            <text:p>49,281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52671" table:style-name="ce6">
            <text:p>52,671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4000" table:style-name="ce6">
            <text:p>34,000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2038" table:style-name="ce6">
            <text:p>22,038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5095" table:style-name="ce6">
            <text:p>5,095<text:s/></text:p>
          </table:table-cell>
          <table:table-cell table:number-columns-repeated="16264"/>
        </table:table-row>
        <table:table-row table:style-name="ro2">
          <table:table-cell office:value-type="date" office:date-value="2022-11-15T00:00:00" table:style-name="ce5">
            <text:p>2022/11/15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40629" table:style-name="ce6">
            <text:p>40,629<text:s/></text:p>
          </table:table-cell>
          <table:table-cell office:value-type="float" office:value="44090" table:style-name="ce6">
            <text:p>44,090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2566" table:style-name="ce6">
            <text:p>22,566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106755" table:style-name="ce6">
            <text:p>106,755<text:s/></text:p>
          </table:table-cell>
          <table:table-cell office:value-type="float" office:value="37162" table:style-name="ce6">
            <text:p>37,162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49597" table:style-name="ce6">
            <text:p>49,597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29103" table:style-name="ce6">
            <text:p>29,103<text:s/></text:p>
          </table:table-cell>
          <table:table-cell office:value-type="float" office:value="29180" table:style-name="ce6">
            <text:p>29,180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54959" table:style-name="ce6">
            <text:p>54,959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24040" table:style-name="ce6">
            <text:p>24,040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36018" table:style-name="ce6">
            <text:p>36,018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5137" table:style-name="ce6">
            <text:p>5,137<text:s/></text:p>
          </table:table-cell>
          <table:table-cell table:number-columns-repeated="16264"/>
        </table:table-row>
        <table:table-row table:style-name="ro2">
          <table:table-cell office:value-type="date" office:date-value="2022-11-16T00:00:00" table:style-name="ce5">
            <text:p>2022/11/16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40762" table:style-name="ce6">
            <text:p>40,762<text:s/></text:p>
          </table:table-cell>
          <table:table-cell office:value-type="float" office:value="48778" table:style-name="ce6">
            <text:p>48,778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33670" table:style-name="ce6">
            <text:p>33,670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10959" table:style-name="ce6">
            <text:p>110,959<text:s/></text:p>
          </table:table-cell>
          <table:table-cell office:value-type="float" office:value="39731" table:style-name="ce6">
            <text:p>39,731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25212" table:style-name="ce6">
            <text:p>25,212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29921" table:style-name="ce6">
            <text:p>29,921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39579" table:style-name="ce6">
            <text:p>39,579<text:s/></text:p>
          </table:table-cell>
          <table:table-cell office:value-type="float" office:value="37101" table:style-name="ce6">
            <text:p>37,101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51028" table:style-name="ce6">
            <text:p>51,028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30585" table:style-name="ce6">
            <text:p>30,58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57449" table:style-name="ce6">
            <text:p>57,449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36855" table:style-name="ce6">
            <text:p>36,855<text:s/></text:p>
          </table:table-cell>
          <table:table-cell office:value-type="float" office:value="21143" table:style-name="ce6">
            <text:p>21,143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27055" table:style-name="ce6">
            <text:p>27,055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5134" table:style-name="ce6">
            <text:p>5,134<text:s/></text:p>
          </table:table-cell>
          <table:table-cell table:number-columns-repeated="16264"/>
        </table:table-row>
        <table:table-row table:style-name="ro2">
          <table:table-cell office:value-type="date" office:date-value="2022-11-17T00:00:00" table:style-name="ce5">
            <text:p>2022/11/17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40498" table:style-name="ce6">
            <text:p>40,498<text:s/></text:p>
          </table:table-cell>
          <table:table-cell office:value-type="float" office:value="46592" table:style-name="ce6">
            <text:p>46,592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27334" table:style-name="ce6">
            <text:p>27,334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30472" table:style-name="ce6">
            <text:p>30,472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33357" table:style-name="ce6">
            <text:p>33,357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114948" table:style-name="ce6">
            <text:p>114,948<text:s/></text:p>
          </table:table-cell>
          <table:table-cell office:value-type="float" office:value="40036" table:style-name="ce6">
            <text:p>40,036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29215" table:style-name="ce6">
            <text:p>29,215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30721" table:style-name="ce6">
            <text:p>30,721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40787" table:style-name="ce6">
            <text:p>40,787<text:s/></text:p>
          </table:table-cell>
          <table:table-cell office:value-type="float" office:value="36976" table:style-name="ce6">
            <text:p>36,976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51595" table:style-name="ce6">
            <text:p>51,595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30383" table:style-name="ce6">
            <text:p>30,383<text:s/></text:p>
          </table:table-cell>
          <table:table-cell office:value-type="float" office:value="30992" table:style-name="ce6">
            <text:p>30,992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57871" table:style-name="ce6">
            <text:p>57,871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36267" table:style-name="ce6">
            <text:p>36,267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5092" table:style-name="ce6">
            <text:p>5,092<text:s/></text:p>
          </table:table-cell>
          <table:table-cell table:number-columns-repeated="16264"/>
        </table:table-row>
        <table:table-row table:style-name="ro2">
          <table:table-cell office:value-type="date" office:date-value="2022-11-18T00:00:00" table:style-name="ce5">
            <text:p>2022/11/18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42964" table:style-name="ce6">
            <text:p>42,964<text:s/></text:p>
          </table:table-cell>
          <table:table-cell office:value-type="float" office:value="57276" table:style-name="ce6">
            <text:p>57,276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49106" table:style-name="ce6">
            <text:p>49,106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27967" table:style-name="ce6">
            <text:p>27,967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31793" table:style-name="ce6">
            <text:p>31,793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4956" table:style-name="ce6">
            <text:p>24,956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154462" table:style-name="ce6">
            <text:p>154,462<text:s/></text:p>
          </table:table-cell>
          <table:table-cell office:value-type="float" office:value="48583" table:style-name="ce6">
            <text:p>48,583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30377" table:style-name="ce6">
            <text:p>30,377<text:s/></text:p>
          </table:table-cell>
          <table:table-cell office:value-type="float" office:value="28495" table:style-name="ce6">
            <text:p>28,495<text:s/></text:p>
          </table:table-cell>
          <table:table-cell office:value-type="float" office:value="27495" table:style-name="ce6">
            <text:p>27,495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48495" table:style-name="ce6">
            <text:p>48,495<text:s/></text:p>
          </table:table-cell>
          <table:table-cell office:value-type="float" office:value="38173" table:style-name="ce6">
            <text:p>38,173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62831" table:style-name="ce6">
            <text:p>62,831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35872" table:style-name="ce6">
            <text:p>35,872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68572" table:style-name="ce6">
            <text:p>68,572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38255" table:style-name="ce6">
            <text:p>38,255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5626" table:style-name="ce6">
            <text:p>5,626<text:s/></text:p>
          </table:table-cell>
          <table:table-cell table:number-columns-repeated="16264"/>
        </table:table-row>
        <table:table-row table:style-name="ro2">
          <table:table-cell office:value-type="date" office:date-value="2022-11-19T00:00:00" table:style-name="ce5">
            <text:p>2022/11/19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52433" table:style-name="ce6">
            <text:p>52,433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48894" table:style-name="ce6">
            <text:p>48,89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7569" table:style-name="ce6">
            <text:p>27,569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45439" table:style-name="ce6">
            <text:p>145,439<text:s/></text:p>
          </table:table-cell>
          <table:table-cell office:value-type="float" office:value="52885" table:style-name="ce6">
            <text:p>52,885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30156" table:style-name="ce6">
            <text:p>30,156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58542" table:style-name="ce6">
            <text:p>58,542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72249" table:style-name="ce6">
            <text:p>72,249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58795" table:style-name="ce6">
            <text:p>58,795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6910" table:style-name="ce6">
            <text:p>16,910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403" table:style-name="ce6">
            <text:p>4,403<text:s/></text:p>
          </table:table-cell>
          <table:table-cell table:number-columns-repeated="16264"/>
        </table:table-row>
        <table:table-row table:style-name="ro2">
          <table:table-cell office:value-type="date" office:date-value="2022-11-20T00:00:00" table:style-name="ce5">
            <text:p>2022/11/20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47072" table:style-name="ce6">
            <text:p>47,07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32041" table:style-name="ce6">
            <text:p>132,041<text:s/></text:p>
          </table:table-cell>
          <table:table-cell office:value-type="float" office:value="40082" table:style-name="ce6">
            <text:p>40,082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43134" table:style-name="ce6">
            <text:p>43,134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57051" table:style-name="ce6">
            <text:p>57,051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49082" table:style-name="ce6">
            <text:p>49,082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450" table:style-name="ce6">
            <text:p>3,450<text:s/></text:p>
          </table:table-cell>
          <table:table-cell table:number-columns-repeated="16264"/>
        </table:table-row>
        <table:table-row table:style-name="ro2">
          <table:table-cell office:value-type="date" office:date-value="2022-11-21T00:00:00" table:style-name="ce5">
            <text:p>2022/11/21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38559" table:style-name="ce6">
            <text:p>38,559<text:s/></text:p>
          </table:table-cell>
          <table:table-cell office:value-type="float" office:value="49203" table:style-name="ce6">
            <text:p>49,203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42943" table:style-name="ce6">
            <text:p>42,943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10340" table:style-name="ce6">
            <text:p>110,340<text:s/></text:p>
          </table:table-cell>
          <table:table-cell office:value-type="float" office:value="36455" table:style-name="ce6">
            <text:p>36,455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9265" table:style-name="ce6">
            <text:p>29,265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30802" table:style-name="ce6">
            <text:p>30,802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39242" table:style-name="ce6">
            <text:p>39,242<text:s/></text:p>
          </table:table-cell>
          <table:table-cell office:value-type="float" office:value="35561" table:style-name="ce6">
            <text:p>35,561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48335" table:style-name="ce6">
            <text:p>48,335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28957" table:style-name="ce6">
            <text:p>28,957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55948" table:style-name="ce6">
            <text:p>55,948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0532" table:style-name="ce6">
            <text:p>20,532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5130" table:style-name="ce6">
            <text:p>5,130<text:s/></text:p>
          </table:table-cell>
          <table:table-cell table:number-columns-repeated="16264"/>
        </table:table-row>
        <table:table-row table:style-name="ro2">
          <table:table-cell office:value-type="date" office:date-value="2022-11-22T00:00:00" table:style-name="ce5">
            <text:p>2022/11/22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40556" table:style-name="ce6">
            <text:p>40,556<text:s/></text:p>
          </table:table-cell>
          <table:table-cell office:value-type="float" office:value="36688" table:style-name="ce6">
            <text:p>36,688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2970" table:style-name="ce6">
            <text:p>32,970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22321" table:style-name="ce6">
            <text:p>22,321<text:s/></text:p>
          </table:table-cell>
          <table:table-cell office:value-type="float" office:value="106727" table:style-name="ce6">
            <text:p>106,727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29295" table:style-name="ce6">
            <text:p>29,29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9762" table:style-name="ce6">
            <text:p>29,76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1896" table:style-name="ce6">
            <text:p>21,896<text:s/></text:p>
          </table:table-cell>
          <table:table-cell office:value-type="float" office:value="22894" table:style-name="ce6">
            <text:p>22,894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38394" table:style-name="ce6">
            <text:p>38,394<text:s/></text:p>
          </table:table-cell>
          <table:table-cell office:value-type="float" office:value="36668" table:style-name="ce6">
            <text:p>36,668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48756" table:style-name="ce6">
            <text:p>48,756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55196" table:style-name="ce6">
            <text:p>55,196<text:s/></text:p>
          </table:table-cell>
          <table:table-cell office:value-type="float" office:value="19136" table:style-name="ce6">
            <text:p>19,136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5457" table:style-name="ce6">
            <text:p>5,457<text:s/></text:p>
          </table:table-cell>
          <table:table-cell table:number-columns-repeated="16264"/>
        </table:table-row>
        <table:table-row table:style-name="ro2">
          <table:table-cell office:value-type="date" office:date-value="2022-11-23T00:00:00" table:style-name="ce5">
            <text:p>2022/11/23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41976" table:style-name="ce6">
            <text:p>41,976<text:s/></text:p>
          </table:table-cell>
          <table:table-cell office:value-type="float" office:value="37122" table:style-name="ce6">
            <text:p>37,122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16945" table:style-name="ce6">
            <text:p>16,945<text:s/></text:p>
          </table:table-cell>
          <table:table-cell office:value-type="float" office:value="18149" table:style-name="ce6">
            <text:p>18,14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25962" table:style-name="ce6">
            <text:p>25,962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5266" table:style-name="ce6">
            <text:p>15,266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31179" table:style-name="ce6">
            <text:p>31,179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34120" table:style-name="ce6">
            <text:p>34,120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09368" table:style-name="ce6">
            <text:p>109,368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24865" table:style-name="ce6">
            <text:p>24,865<text:s/></text:p>
          </table:table-cell>
          <table:table-cell office:value-type="float" office:value="25642" table:style-name="ce6">
            <text:p>25,642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27439" table:style-name="ce6">
            <text:p>27,439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38808" table:style-name="ce6">
            <text:p>38,808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26618" table:style-name="ce6">
            <text:p>26,618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51315" table:style-name="ce6">
            <text:p>51,315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31587" table:style-name="ce6">
            <text:p>31,587<text:s/></text:p>
          </table:table-cell>
          <table:table-cell office:value-type="float" office:value="30729" table:style-name="ce6">
            <text:p>30,729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56881" table:style-name="ce6">
            <text:p>56,881<text:s/></text:p>
          </table:table-cell>
          <table:table-cell office:value-type="float" office:value="19806" table:style-name="ce6">
            <text:p>19,806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5282" table:style-name="ce6">
            <text:p>5,282<text:s/></text:p>
          </table:table-cell>
          <table:table-cell table:number-columns-repeated="16264"/>
        </table:table-row>
        <table:table-row table:style-name="ro2">
          <table:table-cell office:value-type="date" office:date-value="2022-11-24T00:00:00" table:style-name="ce5">
            <text:p>2022/11/24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43119" table:style-name="ce6">
            <text:p>43,119<text:s/></text:p>
          </table:table-cell>
          <table:table-cell office:value-type="float" office:value="38648" table:style-name="ce6">
            <text:p>38,648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118171" table:style-name="ce6">
            <text:p>118,171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19731" table:style-name="ce6">
            <text:p>19,731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29003" table:style-name="ce6">
            <text:p>29,003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1911" table:style-name="ce6">
            <text:p>21,911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39339" table:style-name="ce6">
            <text:p>39,339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51464" table:style-name="ce6">
            <text:p>51,464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31607" table:style-name="ce6">
            <text:p>31,607<text:s/></text:p>
          </table:table-cell>
          <table:table-cell office:value-type="float" office:value="31778" table:style-name="ce6">
            <text:p>31,778<text:s/></text:p>
          </table:table-cell>
          <table:table-cell office:value-type="float" office:value="19440" table:style-name="ce6">
            <text:p>19,440<text:s/></text:p>
          </table:table-cell>
          <table:table-cell office:value-type="float" office:value="58479" table:style-name="ce6">
            <text:p>58,479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5189" table:style-name="ce6">
            <text:p>15,189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26302" table:style-name="ce6">
            <text:p>26,302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38429" table:style-name="ce6">
            <text:p>38,429<text:s/></text:p>
          </table:table-cell>
          <table:table-cell office:value-type="float" office:value="22485" table:style-name="ce6">
            <text:p>22,485<text:s/></text:p>
          </table:table-cell>
          <table:table-cell office:value-type="float" office:value="24749" table:style-name="ce6">
            <text:p>24,749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5438" table:style-name="ce6">
            <text:p>5,438<text:s/></text:p>
          </table:table-cell>
          <table:table-cell table:number-columns-repeated="16264"/>
        </table:table-row>
        <table:table-row table:style-name="ro2">
          <table:table-cell office:value-type="date" office:date-value="2022-11-25T00:00:00" table:style-name="ce5">
            <text:p>2022/11/25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45391" table:style-name="ce6">
            <text:p>45,391<text:s/></text:p>
          </table:table-cell>
          <table:table-cell office:value-type="float" office:value="45209" table:style-name="ce6">
            <text:p>45,209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32390" table:style-name="ce6">
            <text:p>32,390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35363" table:style-name="ce6">
            <text:p>35,363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163156" table:style-name="ce6">
            <text:p>163,156<text:s/></text:p>
          </table:table-cell>
          <table:table-cell office:value-type="float" office:value="48772" table:style-name="ce6">
            <text:p>48,772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24352" table:style-name="ce6">
            <text:p>24,352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29424" table:style-name="ce6">
            <text:p>29,424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3466" table:style-name="ce6">
            <text:p>23,466<text:s/></text:p>
          </table:table-cell>
          <table:table-cell office:value-type="float" office:value="23635" table:style-name="ce6">
            <text:p>23,635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47901" table:style-name="ce6">
            <text:p>47,901<text:s/></text:p>
          </table:table-cell>
          <table:table-cell office:value-type="float" office:value="38515" table:style-name="ce6">
            <text:p>38,515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61343" table:style-name="ce6">
            <text:p>61,343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33950" table:style-name="ce6">
            <text:p>33,950<text:s/></text:p>
          </table:table-cell>
          <table:table-cell office:value-type="float" office:value="36040" table:style-name="ce6">
            <text:p>36,040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71621" table:style-name="ce6">
            <text:p>71,621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30412" table:style-name="ce6">
            <text:p>30,412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39670" table:style-name="ce6">
            <text:p>39,670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28984" table:style-name="ce6">
            <text:p>28,984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5678" table:style-name="ce6">
            <text:p>5,678<text:s/></text:p>
          </table:table-cell>
          <table:table-cell table:number-columns-repeated="16264"/>
        </table:table-row>
        <table:table-row table:style-name="ro2">
          <table:table-cell office:value-type="date" office:date-value="2022-11-26T00:00:00" table:style-name="ce5">
            <text:p>2022/11/26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37468" table:style-name="ce6">
            <text:p>37,468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20548" table:style-name="ce6">
            <text:p>20,548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119806" table:style-name="ce6">
            <text:p>119,806<text:s/></text:p>
          </table:table-cell>
          <table:table-cell office:value-type="float" office:value="46903" table:style-name="ce6">
            <text:p>46,903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47142" table:style-name="ce6">
            <text:p>47,142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61772" table:style-name="ce6">
            <text:p>61,772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25687" table:style-name="ce6">
            <text:p>25,687<text:s/></text:p>
          </table:table-cell>
          <table:table-cell office:value-type="float" office:value="28325" table:style-name="ce6">
            <text:p>28,325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51981" table:style-name="ce6">
            <text:p>51,981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286" table:style-name="ce6">
            <text:p>3,286<text:s/></text:p>
          </table:table-cell>
          <table:table-cell table:number-columns-repeated="16264"/>
        </table:table-row>
        <table:table-row table:style-name="ro2">
          <table:table-cell office:value-type="date" office:date-value="2022-11-27T00:00:00" table:style-name="ce5">
            <text:p>2022/11/27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3512" table:style-name="ce6">
            <text:p>23,512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23231" table:style-name="ce6">
            <text:p>123,231<text:s/></text:p>
          </table:table-cell>
          <table:table-cell office:value-type="float" office:value="41039" table:style-name="ce6">
            <text:p>41,039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26838" table:style-name="ce6">
            <text:p>26,838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4548" table:style-name="ce6">
            <text:p>14,548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32993" table:style-name="ce6">
            <text:p>32,993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39383" table:style-name="ce6">
            <text:p>39,383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51703" table:style-name="ce6">
            <text:p>51,70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3372" table:style-name="ce6">
            <text:p>3,372<text:s/></text:p>
          </table:table-cell>
          <table:table-cell table:number-columns-repeated="16264"/>
        </table:table-row>
        <table:table-row table:style-name="ro2">
          <table:table-cell office:value-type="date" office:date-value="2022-11-28T00:00:00" table:style-name="ce5">
            <text:p>2022/11/28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38529" table:style-name="ce6">
            <text:p>38,529<text:s/></text:p>
          </table:table-cell>
          <table:table-cell office:value-type="float" office:value="34726" table:style-name="ce6">
            <text:p>34,726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28620" table:style-name="ce6">
            <text:p>28,620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2895" table:style-name="ce6">
            <text:p>32,895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09978" table:style-name="ce6">
            <text:p>109,978<text:s/></text:p>
          </table:table-cell>
          <table:table-cell office:value-type="float" office:value="37110" table:style-name="ce6">
            <text:p>37,110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30568" table:style-name="ce6">
            <text:p>30,568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39368" table:style-name="ce6">
            <text:p>39,368<text:s/></text:p>
          </table:table-cell>
          <table:table-cell office:value-type="float" office:value="35774" table:style-name="ce6">
            <text:p>35,774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49092" table:style-name="ce6">
            <text:p>49,092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55801" table:style-name="ce6">
            <text:p>55,801<text:s/></text:p>
          </table:table-cell>
          <table:table-cell office:value-type="float" office:value="18524" table:style-name="ce6">
            <text:p>18,524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34511" table:style-name="ce6">
            <text:p>34,511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5187" table:style-name="ce6">
            <text:p>5,187<text:s/></text:p>
          </table:table-cell>
          <table:table-cell table:number-columns-repeated="16264"/>
        </table:table-row>
        <table:table-row table:style-name="ro2">
          <table:table-cell office:value-type="date" office:date-value="2022-11-29T00:00:00" table:style-name="ce5">
            <text:p>2022/11/29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40442" table:style-name="ce6">
            <text:p>40,442<text:s/></text:p>
          </table:table-cell>
          <table:table-cell office:value-type="float" office:value="36199" table:style-name="ce6">
            <text:p>36,199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29980" table:style-name="ce6">
            <text:p>29,980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33154" table:style-name="ce6">
            <text:p>33,154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08040" table:style-name="ce6">
            <text:p>108,040<text:s/></text:p>
          </table:table-cell>
          <table:table-cell office:value-type="float" office:value="38709" table:style-name="ce6">
            <text:p>38,709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33411" table:style-name="ce6">
            <text:p>33,411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39130" table:style-name="ce6">
            <text:p>39,130<text:s/></text:p>
          </table:table-cell>
          <table:table-cell office:value-type="float" office:value="37049" table:style-name="ce6">
            <text:p>37,049<text:s/></text:p>
          </table:table-cell>
          <table:table-cell office:value-type="float" office:value="25814" table:style-name="ce6">
            <text:p>25,814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50432" table:style-name="ce6">
            <text:p>50,432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9191" table:style-name="ce6">
            <text:p>29,191<text:s/></text:p>
          </table:table-cell>
          <table:table-cell office:value-type="float" office:value="29897" table:style-name="ce6">
            <text:p>29,897<text:s/></text:p>
          </table:table-cell>
          <table:table-cell office:value-type="float" office:value="18071" table:style-name="ce6">
            <text:p>18,071<text:s/></text:p>
          </table:table-cell>
          <table:table-cell office:value-type="float" office:value="56909" table:style-name="ce6">
            <text:p>56,909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36171" table:style-name="ce6">
            <text:p>36,171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3845" table:style-name="ce6">
            <text:p>23,845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5127" table:style-name="ce6">
            <text:p>5,127<text:s/></text:p>
          </table:table-cell>
          <table:table-cell table:number-columns-repeated="16264"/>
        </table:table-row>
        <table:table-row table:style-name="ro2">
          <table:table-cell office:value-type="date" office:date-value="2022-11-30T00:00:00" table:style-name="ce5">
            <text:p>2022/11/30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41431" table:style-name="ce6">
            <text:p>41,431<text:s/></text:p>
          </table:table-cell>
          <table:table-cell office:value-type="float" office:value="38197" table:style-name="ce6">
            <text:p>38,197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109403" table:style-name="ce6">
            <text:p>109,403<text:s/></text:p>
          </table:table-cell>
          <table:table-cell office:value-type="float" office:value="41070" table:style-name="ce6">
            <text:p>41,070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9437" table:style-name="ce6">
            <text:p>29,437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39576" table:style-name="ce6">
            <text:p>39,576<text:s/></text:p>
          </table:table-cell>
          <table:table-cell office:value-type="float" office:value="36949" table:style-name="ce6">
            <text:p>36,949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52853" table:style-name="ce6">
            <text:p>52,853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30699" table:style-name="ce6">
            <text:p>30,699<text:s/></text:p>
          </table:table-cell>
          <table:table-cell office:value-type="float" office:value="31114" table:style-name="ce6">
            <text:p>31,114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58903" table:style-name="ce6">
            <text:p>58,903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37321" table:style-name="ce6">
            <text:p>37,321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5151" table:style-name="ce6">
            <text:p>5,151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11-01T00:00:00" table:style-name="ce5">
            <text:p>2022/11/1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38311" table:style-name="ce6">
            <text:p>38,311<text:s/></text:p>
          </table:table-cell>
          <table:table-cell office:value-type="float" office:value="36584" table:style-name="ce6">
            <text:p>36,584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6114" table:style-name="ce6">
            <text:p>26,11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5425" table:style-name="ce6">
            <text:p>15,425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30191" table:style-name="ce6">
            <text:p>30,191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2033" table:style-name="ce6">
            <text:p>32,033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99339" table:style-name="ce6">
            <text:p>99,339<text:s/></text:p>
          </table:table-cell>
          <table:table-cell office:value-type="float" office:value="34947" table:style-name="ce6">
            <text:p>34,947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24288" table:style-name="ce6">
            <text:p>24,288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27907" table:style-name="ce6">
            <text:p>27,907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6925" table:style-name="ce6">
            <text:p>36,925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46622" table:style-name="ce6">
            <text:p>46,622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28925" table:style-name="ce6">
            <text:p>28,925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53276" table:style-name="ce6">
            <text:p>53,276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5435" table:style-name="ce6">
            <text:p>35,435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2953" table:style-name="ce6">
            <text:p>22,953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5220" table:style-name="ce6">
            <text:p>5,220<text:s/></text:p>
          </table:table-cell>
          <table:table-cell table:number-columns-repeated="16264"/>
        </table:table-row>
        <table:table-row table:style-name="ro2">
          <table:table-cell office:value-type="date" office:date-value="2022-11-02T00:00:00" table:style-name="ce5">
            <text:p>2022/11/2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38313" table:style-name="ce6">
            <text:p>38,313<text:s/></text:p>
          </table:table-cell>
          <table:table-cell office:value-type="float" office:value="37073" table:style-name="ce6">
            <text:p>37,073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27429" table:style-name="ce6">
            <text:p>27,429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30173" table:style-name="ce6">
            <text:p>30,173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31944" table:style-name="ce6">
            <text:p>31,944<text:s/></text:p>
          </table:table-cell>
          <table:table-cell office:value-type="float" office:value="23192" table:style-name="ce6">
            <text:p>23,192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101937" table:style-name="ce6">
            <text:p>101,937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31052" table:style-name="ce6">
            <text:p>31,052<text:s/></text:p>
          </table:table-cell>
          <table:table-cell office:value-type="float" office:value="37115" table:style-name="ce6">
            <text:p>37,115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48555" table:style-name="ce6">
            <text:p>48,555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55913" table:style-name="ce6">
            <text:p>55,913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35173" table:style-name="ce6">
            <text:p>35,173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852" table:style-name="ce6">
            <text:p>4,852<text:s/></text:p>
          </table:table-cell>
          <table:table-cell table:number-columns-repeated="16264"/>
        </table:table-row>
        <table:table-row table:style-name="ro2">
          <table:table-cell office:value-type="date" office:date-value="2022-11-03T00:00:00" table:style-name="ce5">
            <text:p>2022/11/3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37663" table:style-name="ce6">
            <text:p>37,663<text:s/></text:p>
          </table:table-cell>
          <table:table-cell office:value-type="float" office:value="37467" table:style-name="ce6">
            <text:p>37,467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26328" table:style-name="ce6">
            <text:p>26,32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31957" table:style-name="ce6">
            <text:p>31,957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05559" table:style-name="ce6">
            <text:p>105,559<text:s/></text:p>
          </table:table-cell>
          <table:table-cell office:value-type="float" office:value="37417" table:style-name="ce6">
            <text:p>37,417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28058" table:style-name="ce6">
            <text:p>28,058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31409" table:style-name="ce6">
            <text:p>31,409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31459" table:style-name="ce6">
            <text:p>31,459<text:s/></text:p>
          </table:table-cell>
          <table:table-cell office:value-type="float" office:value="36846" table:style-name="ce6">
            <text:p>36,84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48841" table:style-name="ce6">
            <text:p>48,841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28643" table:style-name="ce6">
            <text:p>28,643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54227" table:style-name="ce6">
            <text:p>54,227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35219" table:style-name="ce6">
            <text:p>35,219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25451" table:style-name="ce6">
            <text:p>25,451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917" table:style-name="ce6">
            <text:p>4,917<text:s/></text:p>
          </table:table-cell>
          <table:table-cell table:number-columns-repeated="16264"/>
        </table:table-row>
        <table:table-row table:style-name="ro2">
          <table:table-cell office:value-type="date" office:date-value="2022-11-04T00:00:00" table:style-name="ce5">
            <text:p>2022/11/4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38592" table:style-name="ce6">
            <text:p>38,592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37872" table:style-name="ce6">
            <text:p>37,872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30483" table:style-name="ce6">
            <text:p>30,483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33730" table:style-name="ce6">
            <text:p>33,730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28662" table:style-name="ce6">
            <text:p>128,662<text:s/></text:p>
          </table:table-cell>
          <table:table-cell office:value-type="float" office:value="44264" table:style-name="ce6">
            <text:p>44,264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30476" table:style-name="ce6">
            <text:p>30,476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33689" table:style-name="ce6">
            <text:p>33,68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39122" table:style-name="ce6">
            <text:p>39,122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57602" table:style-name="ce6">
            <text:p>57,602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33465" table:style-name="ce6">
            <text:p>33,465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20570" table:style-name="ce6">
            <text:p>20,570<text:s/></text:p>
          </table:table-cell>
          <table:table-cell office:value-type="float" office:value="62707" table:style-name="ce6">
            <text:p>62,707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6404" table:style-name="ce6">
            <text:p>36,404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2655" table:style-name="ce6">
            <text:p>22,655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5201" table:style-name="ce6">
            <text:p>5,201<text:s/></text:p>
          </table:table-cell>
          <table:table-cell table:number-columns-repeated="16264"/>
        </table:table-row>
        <table:table-row table:style-name="ro2">
          <table:table-cell office:value-type="date" office:date-value="2022-11-05T00:00:00" table:style-name="ce5">
            <text:p>2022/11/5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41037" table:style-name="ce6">
            <text:p>41,037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6120" table:style-name="ce6">
            <text:p>26,120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26714" table:style-name="ce6">
            <text:p>26,714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24645" table:style-name="ce6">
            <text:p>124,645<text:s/></text:p>
          </table:table-cell>
          <table:table-cell office:value-type="float" office:value="45569" table:style-name="ce6">
            <text:p>45,569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29100" table:style-name="ce6">
            <text:p>29,100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20402" table:style-name="ce6">
            <text:p>20,40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32286" table:style-name="ce6">
            <text:p>32,286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32805" table:style-name="ce6">
            <text:p>32,805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63016" table:style-name="ce6">
            <text:p>63,016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29994" table:style-name="ce6">
            <text:p>29,994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52471" table:style-name="ce6">
            <text:p>52,471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400" table:style-name="ce6">
            <text:p>3,400<text:s/></text:p>
          </table:table-cell>
          <table:table-cell table:number-columns-repeated="16264"/>
        </table:table-row>
        <table:table-row table:style-name="ro2">
          <table:table-cell office:value-type="date" office:date-value="2022-11-06T00:00:00" table:style-name="ce5">
            <text:p>2022/11/6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32024" table:style-name="ce6">
            <text:p>32,024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26762" table:style-name="ce6">
            <text:p>126,762<text:s/></text:p>
          </table:table-cell>
          <table:table-cell office:value-type="float" office:value="37101" table:style-name="ce6">
            <text:p>37,101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5461" table:style-name="ce6">
            <text:p>25,461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31279" table:style-name="ce6">
            <text:p>31,279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20588" table:style-name="ce6">
            <text:p>20,588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53532" table:style-name="ce6">
            <text:p>53,532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44888" table:style-name="ce6">
            <text:p>44,888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2775" table:style-name="ce6">
            <text:p>2,775<text:s/></text:p>
          </table:table-cell>
          <table:table-cell table:number-columns-repeated="16264"/>
        </table:table-row>
        <table:table-row table:style-name="ro2">
          <table:table-cell office:value-type="date" office:date-value="2022-11-07T00:00:00" table:style-name="ce5">
            <text:p>2022/11/7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36044" table:style-name="ce6">
            <text:p>36,044<text:s/></text:p>
          </table:table-cell>
          <table:table-cell office:value-type="float" office:value="35389" table:style-name="ce6">
            <text:p>35,389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28094" table:style-name="ce6">
            <text:p>28,094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30890" table:style-name="ce6">
            <text:p>30,890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20262" table:style-name="ce6">
            <text:p>20,262<text:s/></text:p>
          </table:table-cell>
          <table:table-cell office:value-type="float" office:value="110620" table:style-name="ce6">
            <text:p>110,620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27295" table:style-name="ce6">
            <text:p>27,295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9848" table:style-name="ce6">
            <text:p>29,848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0680" table:style-name="ce6">
            <text:p>20,680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31117" table:style-name="ce6">
            <text:p>31,117<text:s/></text:p>
          </table:table-cell>
          <table:table-cell office:value-type="float" office:value="35719" table:style-name="ce6">
            <text:p>35,719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47515" table:style-name="ce6">
            <text:p>47,515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6978" table:style-name="ce6">
            <text:p>26,978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52371" table:style-name="ce6">
            <text:p>52,371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33601" table:style-name="ce6">
            <text:p>33,601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882" table:style-name="ce6">
            <text:p>4,882<text:s/></text:p>
          </table:table-cell>
          <table:table-cell table:number-columns-repeated="16264"/>
        </table:table-row>
        <table:table-row table:style-name="ro2">
          <table:table-cell office:value-type="date" office:date-value="2022-11-08T00:00:00" table:style-name="ce5">
            <text:p>2022/11/8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38581" table:style-name="ce6">
            <text:p>38,581<text:s/></text:p>
          </table:table-cell>
          <table:table-cell office:value-type="float" office:value="37075" table:style-name="ce6">
            <text:p>37,075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23731" table:style-name="ce6">
            <text:p>23,731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105436" table:style-name="ce6">
            <text:p>105,436<text:s/></text:p>
          </table:table-cell>
          <table:table-cell office:value-type="float" office:value="36285" table:style-name="ce6">
            <text:p>36,285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36312" table:style-name="ce6">
            <text:p>36,312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47945" table:style-name="ce6">
            <text:p>47,945<text:s/></text:p>
          </table:table-cell>
          <table:table-cell office:value-type="float" office:value="22474" table:style-name="ce6">
            <text:p>22,474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53686" table:style-name="ce6">
            <text:p>53,686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35399" table:style-name="ce6">
            <text:p>35,399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4959" table:style-name="ce6">
            <text:p>4,959<text:s/></text:p>
          </table:table-cell>
          <table:table-cell table:number-columns-repeated="16264"/>
        </table:table-row>
        <table:table-row table:style-name="ro2">
          <table:table-cell office:value-type="date" office:date-value="2022-11-09T00:00:00" table:style-name="ce5">
            <text:p>2022/11/9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7738" table:style-name="ce6">
            <text:p>37,738<text:s/></text:p>
          </table:table-cell>
          <table:table-cell office:value-type="float" office:value="39356" table:style-name="ce6">
            <text:p>39,356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30186" table:style-name="ce6">
            <text:p>30,186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108185" table:style-name="ce6">
            <text:p>108,185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32601" table:style-name="ce6">
            <text:p>32,601<text:s/></text:p>
          </table:table-cell>
          <table:table-cell office:value-type="float" office:value="37683" table:style-name="ce6">
            <text:p>37,683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50109" table:style-name="ce6">
            <text:p>50,109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29865" table:style-name="ce6">
            <text:p>29,865<text:s/></text:p>
          </table:table-cell>
          <table:table-cell office:value-type="float" office:value="29370" table:style-name="ce6">
            <text:p>29,370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54668" table:style-name="ce6">
            <text:p>54,668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35024" table:style-name="ce6">
            <text:p>35,024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5076" table:style-name="ce6">
            <text:p>5,076<text:s/></text:p>
          </table:table-cell>
          <table:table-cell table:number-columns-repeated="16264"/>
        </table:table-row>
        <table:table-row table:style-name="ro2">
          <table:table-cell office:value-type="date" office:date-value="2022-11-10T00:00:00" table:style-name="ce5">
            <text:p>2022/11/10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38303" table:style-name="ce6">
            <text:p>38,303<text:s/></text:p>
          </table:table-cell>
          <table:table-cell office:value-type="float" office:value="56611" table:style-name="ce6">
            <text:p>56,611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32386" table:style-name="ce6">
            <text:p>32,386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112004" table:style-name="ce6">
            <text:p>112,004<text:s/></text:p>
          </table:table-cell>
          <table:table-cell office:value-type="float" office:value="39246" table:style-name="ce6">
            <text:p>39,246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4206" table:style-name="ce6">
            <text:p>24,206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28499" table:style-name="ce6">
            <text:p>28,499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3442" table:style-name="ce6">
            <text:p>33,442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33574" table:style-name="ce6">
            <text:p>33,574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50558" table:style-name="ce6">
            <text:p>50,558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30440" table:style-name="ce6">
            <text:p>30,440<text:s/></text:p>
          </table:table-cell>
          <table:table-cell office:value-type="float" office:value="18153" table:style-name="ce6">
            <text:p>18,153<text:s/></text:p>
          </table:table-cell>
          <table:table-cell office:value-type="float" office:value="56056" table:style-name="ce6">
            <text:p>56,056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26878" table:style-name="ce6">
            <text:p>26,878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5021" table:style-name="ce6">
            <text:p>35,021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5024" table:style-name="ce6">
            <text:p>5,024<text:s/></text:p>
          </table:table-cell>
          <table:table-cell table:number-columns-repeated="16264"/>
        </table:table-row>
        <table:table-row table:style-name="ro2">
          <table:table-cell office:value-type="date" office:date-value="2022-11-11T00:00:00" table:style-name="ce5">
            <text:p>2022/11/11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39214" table:style-name="ce6">
            <text:p>39,214<text:s/></text:p>
          </table:table-cell>
          <table:table-cell office:value-type="float" office:value="57509" table:style-name="ce6">
            <text:p>57,509<text:s/></text:p>
          </table:table-cell>
          <table:table-cell office:value-type="float" office:value="25793" table:style-name="ce6">
            <text:p>25,793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31300" table:style-name="ce6">
            <text:p>31,300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31435" table:style-name="ce6">
            <text:p>31,435<text:s/></text:p>
          </table:table-cell>
          <table:table-cell office:value-type="float" office:value="27162" table:style-name="ce6">
            <text:p>27,162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34100" table:style-name="ce6">
            <text:p>34,10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141935" table:style-name="ce6">
            <text:p>141,935<text:s/></text:p>
          </table:table-cell>
          <table:table-cell office:value-type="float" office:value="47062" table:style-name="ce6">
            <text:p>47,062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31050" table:style-name="ce6">
            <text:p>31,050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30851" table:style-name="ce6">
            <text:p>30,851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39906" table:style-name="ce6">
            <text:p>39,906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0689" table:style-name="ce6">
            <text:p>30,689<text:s/></text:p>
          </table:table-cell>
          <table:table-cell office:value-type="float" office:value="44394" table:style-name="ce6">
            <text:p>44,394<text:s/></text:p>
          </table:table-cell>
          <table:table-cell office:value-type="float" office:value="40139" table:style-name="ce6">
            <text:p>40,139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61024" table:style-name="ce6">
            <text:p>61,024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65010" table:style-name="ce6">
            <text:p>65,010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36007" table:style-name="ce6">
            <text:p>36,007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6785" table:style-name="ce6">
            <text:p>16,785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5694" table:style-name="ce6">
            <text:p>5,694<text:s/></text:p>
          </table:table-cell>
          <table:table-cell table:number-columns-repeated="16264"/>
        </table:table-row>
        <table:table-row table:style-name="ro2">
          <table:table-cell office:value-type="date" office:date-value="2022-11-12T00:00:00" table:style-name="ce5">
            <text:p>2022/11/12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57528" table:style-name="ce6">
            <text:p>57,528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29002" table:style-name="ce6">
            <text:p>29,002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44914" table:style-name="ce6">
            <text:p>144,914<text:s/></text:p>
          </table:table-cell>
          <table:table-cell office:value-type="float" office:value="49659" table:style-name="ce6">
            <text:p>49,659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19972" table:style-name="ce6">
            <text:p>19,972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41488" table:style-name="ce6">
            <text:p>41,488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51320" table:style-name="ce6">
            <text:p>51,320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70227" table:style-name="ce6">
            <text:p>70,227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58784" table:style-name="ce6">
            <text:p>58,784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554" table:style-name="ce6">
            <text:p>3,554<text:s/></text:p>
          </table:table-cell>
          <table:table-cell table:number-columns-repeated="16264"/>
        </table:table-row>
        <table:table-row table:style-name="ro2">
          <table:table-cell office:value-type="date" office:date-value="2022-11-13T00:00:00" table:style-name="ce5">
            <text:p>2022/11/13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42776" table:style-name="ce6">
            <text:p>42,776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1349" table:style-name="ce6">
            <text:p>21,349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41760" table:style-name="ce6">
            <text:p>141,760<text:s/></text:p>
          </table:table-cell>
          <table:table-cell office:value-type="float" office:value="38032" table:style-name="ce6">
            <text:p>38,032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2055" table:style-name="ce6">
            <text:p>22,055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40831" table:style-name="ce6">
            <text:p>40,831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57146" table:style-name="ce6">
            <text:p>57,146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26476" table:style-name="ce6">
            <text:p>26,476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4085" table:style-name="ce6">
            <text:p>44,085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3220" table:style-name="ce6">
            <text:p>3,220<text:s/></text:p>
          </table:table-cell>
          <table:table-cell table:number-columns-repeated="16264"/>
        </table:table-row>
        <table:table-row table:style-name="ro2">
          <table:table-cell office:value-type="date" office:date-value="2022-11-14T00:00:00" table:style-name="ce5">
            <text:p>2022/11/14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46286" table:style-name="ce6">
            <text:p>46,286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28013" table:style-name="ce6">
            <text:p>28,013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1075" table:style-name="ce6">
            <text:p>31,075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16649" table:style-name="ce6">
            <text:p>116,649<text:s/></text:p>
          </table:table-cell>
          <table:table-cell office:value-type="float" office:value="35493" table:style-name="ce6">
            <text:p>35,493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27990" table:style-name="ce6">
            <text:p>27,990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35887" table:style-name="ce6">
            <text:p>35,88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50148" table:style-name="ce6">
            <text:p>50,148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50671" table:style-name="ce6">
            <text:p>50,671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4909" table:style-name="ce6">
            <text:p>4,909<text:s/></text:p>
          </table:table-cell>
          <table:table-cell table:number-columns-repeated="16264"/>
        </table:table-row>
        <table:table-row table:style-name="ro2">
          <table:table-cell office:value-type="date" office:date-value="2022-11-15T00:00:00" table:style-name="ce5">
            <text:p>2022/11/15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38154" table:style-name="ce6">
            <text:p>38,154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24472" table:style-name="ce6">
            <text:p>24,472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30051" table:style-name="ce6">
            <text:p>30,051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108703" table:style-name="ce6">
            <text:p>108,703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32469" table:style-name="ce6">
            <text:p>32,469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34281" table:style-name="ce6">
            <text:p>34,281<text:s/></text:p>
          </table:table-cell>
          <table:table-cell office:value-type="float" office:value="37621" table:style-name="ce6">
            <text:p>37,621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49808" table:style-name="ce6">
            <text:p>49,808<text:s/></text:p>
          </table:table-cell>
          <table:table-cell office:value-type="float" office:value="22491" table:style-name="ce6">
            <text:p>22,491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28651" table:style-name="ce6">
            <text:p>28,65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53226" table:style-name="ce6">
            <text:p>53,226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5122" table:style-name="ce6">
            <text:p>5,122<text:s/></text:p>
          </table:table-cell>
          <table:table-cell table:number-columns-repeated="16264"/>
        </table:table-row>
        <table:table-row table:style-name="ro2">
          <table:table-cell office:value-type="date" office:date-value="2022-11-16T00:00:00" table:style-name="ce5">
            <text:p>2022/11/16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48884" table:style-name="ce6">
            <text:p>48,884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12557" table:style-name="ce6">
            <text:p>112,557<text:s/></text:p>
          </table:table-cell>
          <table:table-cell office:value-type="float" office:value="38682" table:style-name="ce6">
            <text:p>38,682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5209" table:style-name="ce6">
            <text:p>25,209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35147" table:style-name="ce6">
            <text:p>35,147<text:s/></text:p>
          </table:table-cell>
          <table:table-cell office:value-type="float" office:value="37978" table:style-name="ce6">
            <text:p>37,978<text:s/></text:p>
          </table:table-cell>
          <table:table-cell office:value-type="float" office:value="25721" table:style-name="ce6">
            <text:p>25,721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50766" table:style-name="ce6">
            <text:p>50,766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29786" table:style-name="ce6">
            <text:p>29,786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55974" table:style-name="ce6">
            <text:p>55,974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24866" table:style-name="ce6">
            <text:p>24,866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35918" table:style-name="ce6">
            <text:p>35,918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020" table:style-name="ce6">
            <text:p>5,020<text:s/></text:p>
          </table:table-cell>
          <table:table-cell table:number-columns-repeated="16264"/>
        </table:table-row>
        <table:table-row table:style-name="ro2">
          <table:table-cell office:value-type="date" office:date-value="2022-11-17T00:00:00" table:style-name="ce5">
            <text:p>2022/11/17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38279" table:style-name="ce6">
            <text:p>38,279<text:s/></text:p>
          </table:table-cell>
          <table:table-cell office:value-type="float" office:value="46801" table:style-name="ce6">
            <text:p>46,801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30427" table:style-name="ce6">
            <text:p>30,427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24550" table:style-name="ce6">
            <text:p>24,550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114919" table:style-name="ce6">
            <text:p>114,919<text:s/></text:p>
          </table:table-cell>
          <table:table-cell office:value-type="float" office:value="39152" table:style-name="ce6">
            <text:p>39,152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6808" table:style-name="ce6">
            <text:p>26,808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3940" table:style-name="ce6">
            <text:p>33,940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36522" table:style-name="ce6">
            <text:p>36,522<text:s/></text:p>
          </table:table-cell>
          <table:table-cell office:value-type="float" office:value="37748" table:style-name="ce6">
            <text:p>37,748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51088" table:style-name="ce6">
            <text:p>51,088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30784" table:style-name="ce6">
            <text:p>30,784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55933" table:style-name="ce6">
            <text:p>55,933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35421" table:style-name="ce6">
            <text:p>35,421<text:s/></text:p>
          </table:table-cell>
          <table:table-cell office:value-type="float" office:value="19964" table:style-name="ce6">
            <text:p>19,964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5041" table:style-name="ce6">
            <text:p>5,041<text:s/></text:p>
          </table:table-cell>
          <table:table-cell table:number-columns-repeated="16264"/>
        </table:table-row>
        <table:table-row table:style-name="ro2">
          <table:table-cell office:value-type="date" office:date-value="2022-11-18T00:00:00" table:style-name="ce5">
            <text:p>2022/11/18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39194" table:style-name="ce6">
            <text:p>39,194<text:s/></text:p>
          </table:table-cell>
          <table:table-cell office:value-type="float" office:value="55732" table:style-name="ce6">
            <text:p>55,732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51404" table:style-name="ce6">
            <text:p>51,404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32177" table:style-name="ce6">
            <text:p>32,177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43270" table:style-name="ce6">
            <text:p>143,270<text:s/></text:p>
          </table:table-cell>
          <table:table-cell office:value-type="float" office:value="46268" table:style-name="ce6">
            <text:p>46,268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43921" table:style-name="ce6">
            <text:p>43,921<text:s/></text:p>
          </table:table-cell>
          <table:table-cell office:value-type="float" office:value="40152" table:style-name="ce6">
            <text:p>40,152<text:s/></text:p>
          </table:table-cell>
          <table:table-cell office:value-type="float" office:value="26560" table:style-name="ce6">
            <text:p>26,560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60567" table:style-name="ce6">
            <text:p>60,56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34411" table:style-name="ce6">
            <text:p>34,411<text:s/></text:p>
          </table:table-cell>
          <table:table-cell office:value-type="float" office:value="33926" table:style-name="ce6">
            <text:p>33,926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64514" table:style-name="ce6">
            <text:p>64,514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8289" table:style-name="ce6">
            <text:p>28,289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36255" table:style-name="ce6">
            <text:p>36,255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5619" table:style-name="ce6">
            <text:p>5,619<text:s/></text:p>
          </table:table-cell>
          <table:table-cell table:number-columns-repeated="16264"/>
        </table:table-row>
        <table:table-row table:style-name="ro2">
          <table:table-cell office:value-type="date" office:date-value="2022-11-19T00:00:00" table:style-name="ce5">
            <text:p>2022/11/19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22483" table:style-name="ce6">
            <text:p>22,483<text:s/></text:p>
          </table:table-cell>
          <table:table-cell office:value-type="float" office:value="51661" table:style-name="ce6">
            <text:p>51,661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50031" table:style-name="ce6">
            <text:p>50,03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47765" table:style-name="ce6">
            <text:p>147,765<text:s/></text:p>
          </table:table-cell>
          <table:table-cell office:value-type="float" office:value="49965" table:style-name="ce6">
            <text:p>49,965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6155" table:style-name="ce6">
            <text:p>16,155<text:s/></text:p>
          </table:table-cell>
          <table:table-cell office:value-type="float" office:value="30077" table:style-name="ce6">
            <text:p>30,077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40995" table:style-name="ce6">
            <text:p>40,995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29507" table:style-name="ce6">
            <text:p>29,507<text:s/></text:p>
          </table:table-cell>
          <table:table-cell office:value-type="float" office:value="53865" table:style-name="ce6">
            <text:p>53,865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68771" table:style-name="ce6">
            <text:p>68,77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30060" table:style-name="ce6">
            <text:p>30,060<text:s/></text:p>
          </table:table-cell>
          <table:table-cell office:value-type="float" office:value="29386" table:style-name="ce6">
            <text:p>29,386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56318" table:style-name="ce6">
            <text:p>56,318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style-name="ro2">
          <table:table-cell office:value-type="date" office:date-value="2022-11-20T00:00:00" table:style-name="ce5">
            <text:p>2022/11/20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7536" table:style-name="ce6">
            <text:p>17,536<text:s/></text:p>
          </table:table-cell>
          <table:table-cell office:value-type="float" office:value="47222" table:style-name="ce6">
            <text:p>47,222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42653" table:style-name="ce6">
            <text:p>42,653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43198" table:style-name="ce6">
            <text:p>143,198<text:s/></text:p>
          </table:table-cell>
          <table:table-cell office:value-type="float" office:value="38967" table:style-name="ce6">
            <text:p>38,967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5532" table:style-name="ce6">
            <text:p>35,532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42160" table:style-name="ce6">
            <text:p>42,160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57853" table:style-name="ce6">
            <text:p>57,853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24396" table:style-name="ce6">
            <text:p>24,396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53484" table:style-name="ce6">
            <text:p>53,48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3355" table:style-name="ce6">
            <text:p>3,355<text:s/></text:p>
          </table:table-cell>
          <table:table-cell table:number-columns-repeated="16264"/>
        </table:table-row>
        <table:table-row table:style-name="ro2">
          <table:table-cell office:value-type="date" office:date-value="2022-11-21T00:00:00" table:style-name="ce5">
            <text:p>2022/11/21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36627" table:style-name="ce6">
            <text:p>36,627<text:s/></text:p>
          </table:table-cell>
          <table:table-cell office:value-type="float" office:value="49096" table:style-name="ce6">
            <text:p>49,096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44284" table:style-name="ce6">
            <text:p>44,284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1221" table:style-name="ce6">
            <text:p>31,221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18026" table:style-name="ce6">
            <text:p>118,026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21054" table:style-name="ce6">
            <text:p>21,054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32790" table:style-name="ce6">
            <text:p>32,790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1009" table:style-name="ce6">
            <text:p>21,009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36339" table:style-name="ce6">
            <text:p>36,339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49026" table:style-name="ce6">
            <text:p>49,026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17052" table:style-name="ce6">
            <text:p>17,052<text:s/></text:p>
          </table:table-cell>
          <table:table-cell office:value-type="float" office:value="53999" table:style-name="ce6">
            <text:p>53,999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33609" table:style-name="ce6">
            <text:p>33,609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5015" table:style-name="ce6">
            <text:p>5,015<text:s/></text:p>
          </table:table-cell>
          <table:table-cell table:number-columns-repeated="16264"/>
        </table:table-row>
        <table:table-row table:style-name="ro2">
          <table:table-cell office:value-type="date" office:date-value="2022-11-22T00:00:00" table:style-name="ce5">
            <text:p>2022/11/22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3369" table:style-name="ce6">
            <text:p>13,369<text:s/></text:p>
          </table:table-cell>
          <table:table-cell office:value-type="float" office:value="38158" table:style-name="ce6">
            <text:p>38,158<text:s/></text:p>
          </table:table-cell>
          <table:table-cell office:value-type="float" office:value="37426" table:style-name="ce6">
            <text:p>37,426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09447" table:style-name="ce6">
            <text:p>109,447<text:s/></text:p>
          </table:table-cell>
          <table:table-cell office:value-type="float" office:value="36934" table:style-name="ce6">
            <text:p>36,934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32430" table:style-name="ce6">
            <text:p>32,430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24813" table:style-name="ce6">
            <text:p>24,813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48951" table:style-name="ce6">
            <text:p>48,951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9500" table:style-name="ce6">
            <text:p>29,500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53193" table:style-name="ce6">
            <text:p>53,193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35288" table:style-name="ce6">
            <text:p>35,28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21961" table:style-name="ce6">
            <text:p>21,961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5479" table:style-name="ce6">
            <text:p>5,479<text:s/></text:p>
          </table:table-cell>
          <table:table-cell table:number-columns-repeated="16264"/>
        </table:table-row>
        <table:table-row table:style-name="ro2">
          <table:table-cell office:value-type="date" office:date-value="2022-11-23T00:00:00" table:style-name="ce5">
            <text:p>2022/11/23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39643" table:style-name="ce6">
            <text:p>39,643<text:s/></text:p>
          </table:table-cell>
          <table:table-cell office:value-type="float" office:value="37727" table:style-name="ce6">
            <text:p>37,727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27405" table:style-name="ce6">
            <text:p>27,405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21911" table:style-name="ce6">
            <text:p>21,911<text:s/></text:p>
          </table:table-cell>
          <table:table-cell office:value-type="float" office:value="110742" table:style-name="ce6">
            <text:p>110,742<text:s/></text:p>
          </table:table-cell>
          <table:table-cell office:value-type="float" office:value="39199" table:style-name="ce6">
            <text:p>39,199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9415" table:style-name="ce6">
            <text:p>29,415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29919" table:style-name="ce6">
            <text:p>29,91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34501" table:style-name="ce6">
            <text:p>34,501<text:s/></text:p>
          </table:table-cell>
          <table:table-cell office:value-type="float" office:value="37995" table:style-name="ce6">
            <text:p>37,995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50889" table:style-name="ce6">
            <text:p>50,889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55092" table:style-name="ce6">
            <text:p>55,092<text:s/></text:p>
          </table:table-cell>
          <table:table-cell office:value-type="float" office:value="19833" table:style-name="ce6">
            <text:p>19,833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36714" table:style-name="ce6">
            <text:p>36,71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27005" table:style-name="ce6">
            <text:p>27,005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5222" table:style-name="ce6">
            <text:p>5,222<text:s/></text:p>
          </table:table-cell>
          <table:table-cell table:number-columns-repeated="16264"/>
        </table:table-row>
        <table:table-row table:style-name="ro2">
          <table:table-cell office:value-type="date" office:date-value="2022-11-24T00:00:00" table:style-name="ce5">
            <text:p>2022/11/24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41060" table:style-name="ce6">
            <text:p>41,060<text:s/></text:p>
          </table:table-cell>
          <table:table-cell office:value-type="float" office:value="39485" table:style-name="ce6">
            <text:p>39,485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33625" table:style-name="ce6">
            <text:p>33,625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14772" table:style-name="ce6">
            <text:p>114,772<text:s/></text:p>
          </table:table-cell>
          <table:table-cell office:value-type="float" office:value="39842" table:style-name="ce6">
            <text:p>39,842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34869" table:style-name="ce6">
            <text:p>34,869<text:s/></text:p>
          </table:table-cell>
          <table:table-cell office:value-type="float" office:value="38508" table:style-name="ce6">
            <text:p>38,508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50861" table:style-name="ce6">
            <text:p>50,861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31699" table:style-name="ce6">
            <text:p>31,699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57306" table:style-name="ce6">
            <text:p>57,306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37822" table:style-name="ce6">
            <text:p>37,822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22288" table:style-name="ce6">
            <text:p>22,288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253" table:style-name="ce6">
            <text:p>5,253<text:s/></text:p>
          </table:table-cell>
          <table:table-cell table:number-columns-repeated="16264"/>
        </table:table-row>
        <table:table-row table:style-name="ro2">
          <table:table-cell office:value-type="date" office:date-value="2022-11-25T00:00:00" table:style-name="ce5">
            <text:p>2022/11/25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42858" table:style-name="ce6">
            <text:p>42,858<text:s/></text:p>
          </table:table-cell>
          <table:table-cell office:value-type="float" office:value="45115" table:style-name="ce6">
            <text:p>45,115<text:s/></text:p>
          </table:table-cell>
          <table:table-cell office:value-type="float" office:value="26944" table:style-name="ce6">
            <text:p>26,944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32971" table:style-name="ce6">
            <text:p>32,971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34953" table:style-name="ce6">
            <text:p>34,953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143138" table:style-name="ce6">
            <text:p>143,138<text:s/></text:p>
          </table:table-cell>
          <table:table-cell office:value-type="float" office:value="47085" table:style-name="ce6">
            <text:p>47,085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8140" table:style-name="ce6">
            <text:p>28,140<text:s/></text:p>
          </table:table-cell>
          <table:table-cell office:value-type="float" office:value="30921" table:style-name="ce6">
            <text:p>30,921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31049" table:style-name="ce6">
            <text:p>31,049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36412" table:style-name="ce6">
            <text:p>36,41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43349" table:style-name="ce6">
            <text:p>43,349<text:s/></text:p>
          </table:table-cell>
          <table:table-cell office:value-type="float" office:value="40252" table:style-name="ce6">
            <text:p>40,252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26052" table:style-name="ce6">
            <text:p>26,052<text:s/></text:p>
          </table:table-cell>
          <table:table-cell office:value-type="float" office:value="59805" table:style-name="ce6">
            <text:p>59,805<text:s/></text:p>
          </table:table-cell>
          <table:table-cell office:value-type="float" office:value="30130" table:style-name="ce6">
            <text:p>30,130<text:s/></text:p>
          </table:table-cell>
          <table:table-cell office:value-type="float" office:value="34748" table:style-name="ce6">
            <text:p>34,748<text:s/></text:p>
          </table:table-cell>
          <table:table-cell office:value-type="float" office:value="35735" table:style-name="ce6">
            <text:p>35,735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68679" table:style-name="ce6">
            <text:p>68,679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19912" table:style-name="ce6">
            <text:p>19,912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38700" table:style-name="ce6">
            <text:p>38,700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28596" table:style-name="ce6">
            <text:p>28,596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5869" table:style-name="ce6">
            <text:p>5,869<text:s/></text:p>
          </table:table-cell>
          <table:table-cell table:number-columns-repeated="16264"/>
        </table:table-row>
        <table:table-row table:style-name="ro2">
          <table:table-cell office:value-type="date" office:date-value="2022-11-26T00:00:00" table:style-name="ce5">
            <text:p>2022/11/26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0616" table:style-name="ce6">
            <text:p>20,616<text:s/></text:p>
          </table:table-cell>
          <table:table-cell office:value-type="float" office:value="37306" table:style-name="ce6">
            <text:p>37,306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21852" table:style-name="ce6">
            <text:p>121,852<text:s/></text:p>
          </table:table-cell>
          <table:table-cell office:value-type="float" office:value="44818" table:style-name="ce6">
            <text:p>44,818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8598" table:style-name="ce6">
            <text:p>28,598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43544" table:style-name="ce6">
            <text:p>43,544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59094" table:style-name="ce6">
            <text:p>59,094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26093" table:style-name="ce6">
            <text:p>26,093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50831" table:style-name="ce6">
            <text:p>50,831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3245" table:style-name="ce6">
            <text:p>3,245<text:s/></text:p>
          </table:table-cell>
          <table:table-cell table:number-columns-repeated="16264"/>
        </table:table-row>
        <table:table-row table:style-name="ro2">
          <table:table-cell office:value-type="date" office:date-value="2022-11-27T00:00:00" table:style-name="ce5">
            <text:p>2022/11/27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30216" table:style-name="ce6">
            <text:p>30,216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45672" table:style-name="ce6">
            <text:p>145,672<text:s/></text:p>
          </table:table-cell>
          <table:table-cell office:value-type="float" office:value="39299" table:style-name="ce6">
            <text:p>39,299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27120" table:style-name="ce6">
            <text:p>27,120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33589" table:style-name="ce6">
            <text:p>33,58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39443" table:style-name="ce6">
            <text:p>39,443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52131" table:style-name="ce6">
            <text:p>52,131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45274" table:style-name="ce6">
            <text:p>45,274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154" table:style-name="ce6">
            <text:p>3,154<text:s/></text:p>
          </table:table-cell>
          <table:table-cell table:number-columns-repeated="16264"/>
        </table:table-row>
        <table:table-row table:style-name="ro2">
          <table:table-cell office:value-type="date" office:date-value="2022-11-28T00:00:00" table:style-name="ce5">
            <text:p>2022/11/28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36419" table:style-name="ce6">
            <text:p>36,419<text:s/></text:p>
          </table:table-cell>
          <table:table-cell office:value-type="float" office:value="34879" table:style-name="ce6">
            <text:p>34,879<text:s/></text:p>
          </table:table-cell>
          <table:table-cell office:value-type="float" office:value="23582" table:style-name="ce6">
            <text:p>23,582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3637" table:style-name="ce6">
            <text:p>23,63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31258" table:style-name="ce6">
            <text:p>31,258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1503" table:style-name="ce6">
            <text:p>21,503<text:s/></text:p>
          </table:table-cell>
          <table:table-cell office:value-type="float" office:value="123123" table:style-name="ce6">
            <text:p>123,123<text:s/></text:p>
          </table:table-cell>
          <table:table-cell office:value-type="float" office:value="36380" table:style-name="ce6">
            <text:p>36,380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2909" table:style-name="ce6">
            <text:p>32,909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35673" table:style-name="ce6">
            <text:p>35,673<text:s/></text:p>
          </table:table-cell>
          <table:table-cell office:value-type="float" office:value="36388" table:style-name="ce6">
            <text:p>36,388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49096" table:style-name="ce6">
            <text:p>49,096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28898" table:style-name="ce6">
            <text:p>28,898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53967" table:style-name="ce6">
            <text:p>53,967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3735" table:style-name="ce6">
            <text:p>33,735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25468" table:style-name="ce6">
            <text:p>25,468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5034" table:style-name="ce6">
            <text:p>5,034<text:s/></text:p>
          </table:table-cell>
          <table:table-cell table:number-columns-repeated="16264"/>
        </table:table-row>
        <table:table-row table:style-name="ro2">
          <table:table-cell office:value-type="date" office:date-value="2022-11-29T00:00:00" table:style-name="ce5">
            <text:p>2022/11/29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37956" table:style-name="ce6">
            <text:p>37,956<text:s/></text:p>
          </table:table-cell>
          <table:table-cell office:value-type="float" office:value="36637" table:style-name="ce6">
            <text:p>36,637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30230" table:style-name="ce6">
            <text:p>30,230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4737" table:style-name="ce6">
            <text:p>24,737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111105" table:style-name="ce6">
            <text:p>111,105<text:s/></text:p>
          </table:table-cell>
          <table:table-cell office:value-type="float" office:value="37854" table:style-name="ce6">
            <text:p>37,854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22279" table:style-name="ce6">
            <text:p>22,279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34087" table:style-name="ce6">
            <text:p>34,087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33489" table:style-name="ce6">
            <text:p>33,489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25296" table:style-name="ce6">
            <text:p>25,296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34955" table:style-name="ce6">
            <text:p>34,955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50568" table:style-name="ce6">
            <text:p>50,568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54893" table:style-name="ce6">
            <text:p>54,893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22340" table:style-name="ce6">
            <text:p>22,340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5038" table:style-name="ce6">
            <text:p>5,038<text:s/></text:p>
          </table:table-cell>
          <table:table-cell table:number-columns-repeated="16264"/>
        </table:table-row>
        <table:table-row table:style-name="ro2">
          <table:table-cell office:value-type="date" office:date-value="2022-11-30T00:00:00" table:style-name="ce5">
            <text:p>2022/11/30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9177" table:style-name="ce6">
            <text:p>39,177<text:s/></text:p>
          </table:table-cell>
          <table:table-cell office:value-type="float" office:value="38677" table:style-name="ce6">
            <text:p>38,677<text:s/></text:p>
          </table:table-cell>
          <table:table-cell office:value-type="float" office:value="25297" table:style-name="ce6">
            <text:p>25,297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30838" table:style-name="ce6">
            <text:p>30,838<text:s/></text:p>
          </table:table-cell>
          <table:table-cell office:value-type="float" office:value="25706" table:style-name="ce6">
            <text:p>25,706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32820" table:style-name="ce6">
            <text:p>32,820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0027" table:style-name="ce6">
            <text:p>20,027<text:s/></text:p>
          </table:table-cell>
          <table:table-cell office:value-type="float" office:value="22165" table:style-name="ce6">
            <text:p>22,165<text:s/></text:p>
          </table:table-cell>
          <table:table-cell office:value-type="float" office:value="111447" table:style-name="ce6">
            <text:p>111,447<text:s/></text:p>
          </table:table-cell>
          <table:table-cell office:value-type="float" office:value="40072" table:style-name="ce6">
            <text:p>40,072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30078" table:style-name="ce6">
            <text:p>30,078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31671" table:style-name="ce6">
            <text:p>31,67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35393" table:style-name="ce6">
            <text:p>35,393<text:s/></text:p>
          </table:table-cell>
          <table:table-cell office:value-type="float" office:value="38010" table:style-name="ce6">
            <text:p>38,010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52652" table:style-name="ce6">
            <text:p>52,652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30871" table:style-name="ce6">
            <text:p>30,871<text:s/></text:p>
          </table:table-cell>
          <table:table-cell office:value-type="float" office:value="30715" table:style-name="ce6">
            <text:p>30,715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57313" table:style-name="ce6">
            <text:p>57,313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6230" table:style-name="ce6">
            <text:p>36,230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5239" table:style-name="ce6">
            <text:p>5,23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12-12T05:57:30Z</meta:creation-date>
    <dc:date>2022-12-12T05:58:06Z</dc:date>
  </office:meta>
</office:document-meta>
</file>